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8.5cm" table:align="margins"/>
    </style:style>
    <style:style style:name="Tabela1.A" style:family="table-column">
      <style:table-column-properties style:column-width="8.5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8.5cm" table:align="margins"/>
    </style:style>
    <style:style style:name="Tabela2.A" style:family="table-column">
      <style:table-column-properties style:column-width="8.5cm" style:rel-column-width="65535*"/>
    </style:style>
    <style:style style:name="Tabe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a2.A2" style:family="table-cell">
      <style:table-cell-properties fo:padding="0.097cm" fo:border-left="0.05pt solid #000000" fo:border-right="0.05pt solid #000000" fo:border-top="none" fo:border-bottom="none"/>
    </style:style>
    <style:style style:name="Tabe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officeooo:rsid="000d0dab" officeooo:paragraph-rsid="000d0dab"/>
    </style:style>
    <style:style style:name="P3" style:family="paragraph" style:parent-style-name="Standard">
      <style:text-properties style:font-name="arial" fo:font-weight="bold" officeooo:rsid="000d0dab" officeooo:paragraph-rsid="000d0dab" style:font-weight-asian="bold" style:font-weight-complex="bold"/>
    </style:style>
    <style:style style:name="P4" style:family="paragraph" style:parent-style-name="Standard">
      <style:text-properties style:font-name="arial" fo:font-weight="bold" officeooo:rsid="0011184d" officeooo:paragraph-rsid="0011184d" style:font-weight-asian="bold" style:font-weight-complex="bold"/>
    </style:style>
    <style:style style:name="P5" style:family="paragraph" style:parent-style-name="Standard">
      <style:text-properties style:font-name="arial" fo:font-weight="bold" officeooo:rsid="0012105e" officeooo:paragraph-rsid="0012105e" style:font-weight-asian="bold" style:font-weight-complex="bold"/>
    </style:style>
    <style:style style:name="P6" style:family="paragraph" style:parent-style-name="Standard">
      <style:text-properties style:font-name="arial" fo:font-weight="bold" officeooo:rsid="000ee321" officeooo:paragraph-rsid="000ee321" style:font-weight-asian="bold" style:font-weight-complex="bold"/>
    </style:style>
    <style:style style:name="P7" style:family="paragraph" style:parent-style-name="Standard">
      <style:text-properties style:font-name="arial" fo:font-weight="normal" officeooo:rsid="000d0dab" officeooo:paragraph-rsid="000d0dab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eb257" officeooo:paragraph-rsid="000eb257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eb257" officeooo:paragraph-rsid="001a157a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0ee321" officeooo:paragraph-rsid="000ee321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1184d" officeooo:paragraph-rsid="0011184d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40746" officeooo:paragraph-rsid="00140746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a157a" officeooo:paragraph-rsid="001a157a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bf588" officeooo:paragraph-rsid="001bf588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3pt" fo:font-weight="bold" officeooo:rsid="000d0dab" officeooo:paragraph-rsid="000d0dab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arial" officeooo:rsid="00129be2" officeooo:paragraph-rsid="00129be2"/>
    </style:style>
    <style:style style:name="P17" style:family="paragraph" style:parent-style-name="Standard">
      <style:text-properties style:font-name="arial" officeooo:rsid="00132525" officeooo:paragraph-rsid="00132525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Preformatted_20_Text">
      <style:text-properties style:font-name="arial" fo:font-weight="normal" officeooo:rsid="0011184d" officeooo:paragraph-rsid="0011184d" style:font-weight-asian="normal" style:font-weight-complex="normal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Table_20_Contents">
      <style:text-properties style:font-name="arial" officeooo:rsid="00140746" officeooo:paragraph-rsid="00140746"/>
    </style:style>
    <style:style style:name="P22" style:family="paragraph" style:parent-style-name="Table_20_Contents">
      <style:text-properties style:font-name="arial" officeooo:rsid="0015af72" officeooo:paragraph-rsid="0015af72"/>
    </style:style>
    <style:style style:name="P23" style:family="paragraph" style:parent-style-name="Table_20_Contents">
      <style:text-properties style:font-name="arial" officeooo:rsid="0017694c" officeooo:paragraph-rsid="0017694c"/>
    </style:style>
    <style:style style:name="P24" style:family="paragraph" style:parent-style-name="Table_20_Contents">
      <style:text-properties style:font-name="arial" fo:font-weight="bold" officeooo:rsid="00140746" officeooo:paragraph-rsid="00140746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5af72" officeooo:paragraph-rsid="0015af72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7694c" officeooo:paragraph-rsid="0017694c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83c6e" officeooo:paragraph-rsid="00183c6e" style:font-weight-asian="bold" style:font-weight-complex="bold"/>
    </style:style>
    <style:style style:name="P28" style:family="paragraph" style:parent-style-name="Table_20_Contents">
      <style:text-properties style:font-name="arial" fo:font-weight="normal" officeooo:rsid="0017694c" officeooo:paragraph-rsid="0017694c" style:font-weight-asian="normal" style:font-weight-complex="normal"/>
    </style:style>
    <style:style style:name="P29" style:family="paragraph" style:parent-style-name="Table_20_Contents">
      <style:text-properties style:font-name="arial" fo:font-weight="normal" officeooo:rsid="00183c6e" officeooo:paragraph-rsid="00183c6e" style:font-weight-asian="normal" style:font-weight-complex="normal"/>
    </style:style>
    <style:style style:name="P30" style:family="paragraph" style:parent-style-name="Table_20_Contents">
      <style:text-properties style:font-name="arial" officeooo:rsid="001a157a" officeooo:paragraph-rsid="001a157a"/>
    </style:style>
    <style:style style:name="P31" style:family="paragraph" style:parent-style-name="Standard">
      <style:text-properties style:font-name="arial" fo:font-weight="normal" officeooo:rsid="0022a992" officeooo:paragraph-rsid="0022a992" style:font-weight-asian="normal" style:font-weight-complex="normal"/>
    </style:style>
    <style:style style:name="P32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84d" style:font-weight-asian="bold" style:font-weight-complex="bold"/>
    </style:style>
    <style:style style:name="T3" style:family="text">
      <style:text-properties fo:font-weight="bold" officeooo:rsid="0022a992" style:font-weight-asian="bold" style:font-weight-complex="bold"/>
    </style:style>
    <style:style style:name="T4" style:family="text">
      <style:text-properties officeooo:rsid="000f9dc7"/>
    </style:style>
    <style:style style:name="T5" style:family="text">
      <style:text-properties officeooo:rsid="0012105e"/>
    </style:style>
    <style:style style:name="T6" style:family="text">
      <style:text-properties officeooo:rsid="0017694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9276d"/>
    </style:style>
    <style:style style:name="T9" style:family="text">
      <style:text-properties officeooo:rsid="001a157a"/>
    </style:style>
    <style:style style:name="T10" style:family="text">
      <style:text-properties officeooo:rsid="001d5bc5"/>
    </style:style>
    <style:style style:name="T11" style:family="text">
      <style:text-properties officeooo:rsid="002236bf"/>
    </style:style>
    <style:style style:name="T12" style:family="text">
      <style:text-properties officeooo:rsid="0022a992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Instalação do KVM Hypervisor</text:p>
      <text:p text:style-name="P3"/>
      <text:p text:style-name="P3">1- Primeiramente deve-se instalar os seguinte pacotes:</text:p>
      <text:p text:style-name="P2">sudo apt-get install qemu-kvm libvirt-bin ubuntu-vm-builder bridge-utils</text:p>
      <text:p text:style-name="P2"/>
      <text:p text:style-name="P2"><text:span text:style-name="T1">2- Agora devemos adicionar o nosso usuário para que tenha acesso ao libvirt</text:span><text:span text:style-name="T2">(API para virtualização)</text:span><text:span text:style-name="T1">:</text:span></text:p>
      <text:p text:style-name="P2">sudo adduser `id -un` libvirtd</text:p>
      <text:p text:style-name="P16">sudo adduser “user” kvm</text:p>
      <text:p text:style-name="P16">sudo adduser “user” libvirt</text:p>
      <text:p text:style-name="P3"/>
      <text:p text:style-name="P3">3- Execute o comando virsh que está ligado ao libvirt:</text:p>
      <text:p text:style-name="P2">virsh -c qemu:///system list</text:p>
      <text:p text:style-name="P17">virsh list –all</text:p>
      <text:p text:style-name="P2"/>
      <text:p text:style-name="P3">4- Instale o gerenciador de maquinas virtuais <text:s/>via UI:</text:p>
      <text:p text:style-name="P7">sudo apt-get install virt-manager</text:p>
      <text:p text:style-name="P7"/>
      <text:p text:style-name="P7"><draw:line text:anchor-type="paragraph" draw:z-index="0" draw:name="Forma1" draw:style-name="gr1" draw:text-style-name="P32" svg:x1="-0.019cm" svg:y1="0.12cm" svg:x2="7.257cm" svg:y2="0.12cm"><text:p/></draw:line></text:p>
      <text:p text:style-name="P8"><text:s/><text:span text:style-name="T4">Havia surgido uma duvida sobre qual interface web usar para o KVM, porém após pesquisar optei por usar a WebVirtMgr que oferece todos os serviços que necessitamos.</text:span></text:p>
      <text:p text:style-name="P8"/>
      <text:p text:style-name="P6">Instalação WebVirtMgr: <text:span text:style-name="T9">(Instalação GitHub)</text:span></text:p>
      <text:p text:style-name="P10"/>
      <text:p text:style-name="P4">1- <text:span text:style-name="T5">Instalação de pacotes:</text:span></text:p>
      <text:p text:style-name="P19"><text:span text:style-name="Source_20_Text">sudo apt-get install git python-pip python-libvirt python-libxml2 novnc supervisor nginx </text:span></text:p>
      <text:p text:style-name="P11"/>
      <text:p text:style-name="P5">2- Instalação dos requisitos do python e o Django:</text:p>
      <text:p text:style-name="P14">Muitos erros surgiram a partir dessa parte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Run: </text:p>
            <text:p text:style-name="Preformatted_20_Text"><text:span text:style-name="Source_20_Text">$ git clone git://github.com/retspen/webvirtmgr.git</text:span></text:p>
            <text:p text:style-name="Preformatted_20_Text"><text:span text:style-name="Source_20_Text">$ cd webvirtmgr</text:span></text:p>
            <text:p text:style-name="Preformatted_20_Text"><text:span text:style-name="Source_20_Text">$ sudo pip install -r requirements.txt # or python-pip (RedHat, Fedora, CentOS, OpenSuse)</text:span></text:p>
            <text:p text:style-name="Preformatted_20_Text"><text:span text:style-name="Source_20_Text">$ ./manage.py syncdb</text:span></text:p>
            <text:p text:style-name="P20"><text:span text:style-name="Source_20_Text">$ ./manage.py collectstatic</text:span></text:p>
          </table:table-cell>
        </table:table-row>
      </table:table>
      <text:p text:style-name="P31">Parei aqui.</text:p>
      <text:p text:style-name="P12">Relatório de erro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4"><text:span text:style-name="T6">1 - </text:span>Erro no KVM:</text:p>
            <text:p text:style-name="P21">erro interno: a criação de imagens não-brutas não é suportada sem o qemu-img'</text:p>
            <text:p text:style-name="P23"><text:span text:style-name="T1">Solução:</text:span> instalar o pacote “qemu-utils”</text:p>
            <text:p text:style-name="P21"/>
          </table:table-cell>
        </table:table-row>
        <table:table-row>
          <table:table-cell table:style-name="Tabela2.A2" office:value-type="string">
            <text:p text:style-name="P25"><text:span text:style-name="T6">2 - </text:span>Erro na instalação do WebVirtmgr:</text:p>
            <text:p text:style-name="P30">O erro está sendo causado pelo SO, pois o mesmo não possui as correções necessárias para que a instalação transcorra normalmente.</text:p>
            <text:p text:style-name="P22"/>
          </table:table-cell>
        </table:table-row>
        <table:table-row>
          <table:table-cell table:style-name="Tabela2.A3" office:value-type="string">
            <text:p text:style-name="P26">1.2 – Erro no KVM:</text:p>
            <text:p text:style-name="P26">“Erro ao conectar ao console grafico”</text:p>
            <text:p text:style-name="P26">“Error opening Spice console, sipceclientgtk missing”</text:p>
            <text:p text:style-name="P27">Solução: <text:span text:style-name="T7">instalação dos pacotes</text:span></text:p>
            <text:p text:style-name="P29">‘spice-client-gtk’, ‘python-spice-client-gtk’, ‘<text:span text:style-name="T8">virt-viewer’, ‘virt-manager’</text:span></text:p>
            <text:p text:style-name="P28"/>
          </table:table-cell>
        </table:table-row>
      </table:table>
      <text:p text:style-name="P12"/>
      <text:p text:style-name="P13"><text:span text:style-name="T1">Obs</text:span><text:span text:style-name="T3">ervações</text:span><text:span text:style-name="T1">:</text:span> Os erros aparentemente são causado pelo SO, no caso estou usando o Linux Mint <text:span text:style-name="T10">18, ao procurar sobre os erros os mesmo são relatados somente em versões do Mint e do Ubuntu 12.xx e como o Mint foi baseado no Ubuntu muitas das alterações e correções podem não ter sido aplicadas, permanecendo assim esses erros</text:span>.</text:p>
      <text:p text:style-name="P13">Meu próximo passo será fazer a instalação do Ubuntu para ver se consigo minimizar os erros <text:span text:style-name="T11">e perder menos tempo</text:span>.</text:p>
      <text:p text:style-name="P13">Eu não havia feito a instalação do Ubuntu antes porque estava tendo provas nas quais necessitava do meu SO e caso ocorresse algum erro demandaria muito tempo para que fizesse a formatação, tempo esse que eu não tinha, dado que as provas eram próximas.</text:p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d0dab" officeooo:paragraph-rsid="000d0dab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stalação KVM e Web FrontEn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9:05:57.374432711</meta:creation-date>
    <dc:date>2016-10-18T13:17:00.994188265</dc:date>
    <meta:editing-duration>PT17M15S</meta:editing-duration>
    <meta:editing-cycles>12</meta:editing-cycles>
    <meta:generator>LibreOffice/5.1.4.2$Linux_X86_64 LibreOffice_project/10m0$Build-2</meta:generator>
    <meta:document-statistic meta:table-count="2" meta:image-count="0" meta:object-count="0" meta:page-count="1" meta:paragraph-count="40" meta:word-count="369" meta:character-count="2394" meta:non-whitespace-character-count="2060"/>
  </office:meta>
</office:document-meta>
</file>